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2025f0" officeooo:paragraph-rsid="002025f0" style:font-weight-asian="bold" style:font-weight-complex="bold"/>
    </style:style>
    <style:style style:name="P3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4" style:family="paragraph" style:parent-style-name="Standard">
      <style:text-properties fo:font-weight="bold" officeooo:rsid="0020b783" officeooo:paragraph-rsid="0020b78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b783" style:font-weight-asian="normal" style:font-weight-complex="normal"/>
    </style:style>
    <style:style style:name="T3" style:family="text">
      <style:text-properties fo:font-weight="normal" officeooo:rsid="002127e6" style:font-weight-asian="normal" style:font-weight-complex="normal"/>
    </style:style>
    <style:style style:name="T4" style:family="text">
      <style:text-properties officeooo:rsid="001fdd16"/>
    </style:style>
    <style:style style:name="T5" style:family="text">
      <style:text-properties officeooo:rsid="002025f0"/>
    </style:style>
    <style:style style:name="T6" style:family="text">
      <style:text-properties officeooo:rsid="00212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4">4</text:span>L<text:span text:style-name="T5">7</text:span> German</text:p>
      <text:p text:style-name="P1"/>
      <text:p text:style-name="P2">Wo bist du? <text:span text:style-name="T1">(Where are you?)</text:span></text:p>
      <text:p text:style-name="P2"/>
      <text:p text:style-name="P2"><text:tab/>Wo bist du? (Apotheke)<text:tab/><text:tab/><text:span text:style-name="T1">Ich bin in der Apotheke.</text:span></text:p>
      <text:p text:style-name="P2"><text:tab/>Wo bist du? (Bibliothek)<text:tab/><text:tab/><text:span text:style-name="T1">Ich bin in der Bibliothek</text:span></text:p>
      <text:p text:style-name="P2"><text:tab/>Wo bist du? (Park)<text:tab/><text:tab/><text:tab/><text:span text:style-name="T1">Ich bin im Park.</text:span></text:p>
      <text:p text:style-name="P2"><text:tab/>Wo bist du? (Kirche)<text:tab/><text:tab/><text:span text:style-name="T1">Ich bin in der Kirche.</text:span></text:p>
      <text:p text:style-name="P2"><text:tab/>Wo bist du? (Supermarkt)<text:tab/><text:tab/><text:span text:style-name="T1">Ich bin im Supermarkt.</text:span></text:p>
      <text:p text:style-name="P2"><text:tab/>Wo bist du? (Post)<text:tab/><text:tab/><text:tab/><text:span text:style-name="T2">Ich bin in der Post.</text:span></text:p>
      <text:p text:style-name="P2"/>
      <text:p text:style-name="P2">..</text:p>
      <text:p text:style-name="P3"/>
      <text:p text:style-name="P3"/>
      <text:p text:style-name="P4">Warum bist du? <text:span text:style-name="T1">(Why are you?)</text:span></text:p>
      <text:p text:style-name="P4"/>
      <text:p text:style-name="P4"><text:tab/>Warum bist du in der Apotheke?<text:tab/><text:tab/><text:span text:style-name="T1">Ich kaufe Medizin. (I buy medicine.)</text:span></text:p>
      <text:p text:style-name="P4"><text:tab/>Warum bust du in der Bibliothek?<text:tab/><text:tab/><text:span text:style-name="T1">Ich lerne Deutsch. (I learn German.)</text:span></text:p>
      <text:p text:style-name="P4"><text:tab/>Warum bist du im Park?<text:tab/><text:tab/><text:tab/><text:span text:style-name="T1">Ich laufe gern. (I like to jog.)</text:span></text:p>
      <text:p text:style-name="P4"><text:tab/>Warum bist du in der Kirche?<text:tab/><text:tab/><text:span text:style-name="T1">Ich singe gern. (I like to sing[?])</text:span></text:p>
      <text:p text:style-name="P4"><text:tab/>Warum bist du im Supermarkt?<text:tab/><text:tab/><text:span text:style-name="T3">Ich kaufe Obst. (I buy fruit.)</text:span></text:p>
      <text:p text:style-name="P4"><text:tab/>Warum bist du in der Post?<text:tab/><text:tab/><text:tab/><text:span text:style-name="T3">Ich schicke einen Brief (???)</text:span></text:p>
      <text:p text:style-name="P4"/>
      <text:p text:style-name="P4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15T15:40:24.841656532</dc:date>
    <meta:editing-duration>PT54M2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17" meta:word-count="139" meta:character-count="731" meta:non-whitespace-character-count="581"/>
  </office:meta>
</office:document-meta>
</file>